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57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1201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4756in"/>
    </style:style>
    <style:style style:name="co9" style:family="table-column">
      <style:table-column-properties fo:break-before="auto" style:column-width="0.2839in"/>
    </style:style>
    <style:style style:name="co10" style:family="table-column">
      <style:table-column-properties fo:break-before="auto" style:column-width="0.2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material</text:p>
          </table:table-cell>
          <table:table-cell/>
        </table:table-row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wapbox vers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Manufacturer part ID</text:p>
          </table:table-cell>
          <table:table-cell table:style-name="ce1" office:value-type="string" calcext:value-type="string">
            <text:p>Quantity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one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teel base platform structur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nclosure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<text:span text:style-name="T1">Left aluminum </text:span>structur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tructure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ight aluminum structur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Electronic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Front panel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ble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i plastic cas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Bolt and nuts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i case screws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thers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Top aluminum structur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Back panel with lockdoor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Top reinforced panel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Cashout plastic structur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DE1000 note dispenser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CTgro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Cashout plastic rail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Plastic cash casset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ottom steel panel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Swap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2_0</text:p>
          </table:table-cell>
          <table:table-cell office:value-type="string" calcext:value-type="string">
            <text:p>NV10 note acceptor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nnovative techn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2_1</text:p>
          </table:table-cell>
          <table:table-cell office:value-type="string" calcext:value-type="string">
            <text:p>NV10 grip washer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nnovative technolog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_2</text:p>
          </table:table-cell>
          <table:table-cell office:value-type="string" calcext:value-type="string">
            <text:p>NV10 nut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nnovative technolog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_3</text:p>
          </table:table-cell>
          <table:table-cell office:value-type="string" calcext:value-type="string">
            <text:p>NV10 bolt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nnovative technolog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_4</text:p>
          </table:table-cell>
          <table:table-cell office:value-type="string" calcext:value-type="string">
            <text:p>NV10 rail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nnovative technolog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_5</text:p>
          </table:table-cell>
          <table:table-cell office:value-type="string" calcext:value-type="string">
            <text:p>NV10 bezel border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nnovative technolog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_6</text:p>
          </table:table-cell>
          <table:table-cell office:value-type="string" calcext:value-type="string">
            <text:p>NV10 bezel <text:s/>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Innovative technolog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02:25:18.630375135</meta:creation-date>
    <meta:generator>LibreOffice/7.3.7.2$Linux_X86_64 LibreOffice_project/30$Build-2</meta:generator>
    <dc:date>2023-07-17T02:56:54.922717298</dc:date>
    <meta:editing-duration>PT20M59S</meta:editing-duration>
    <meta:editing-cycles>13</meta:editing-cycles>
    <meta:document-statistic meta:table-count="1" meta:cell-count="121" meta:object-count="0"/>
  </office:meta>
</office:document-meta>
</file>